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leObj1" manifest:media-type="application/octet-stream"/>
  <manifest:file-entry manifest:full-path="OleObj2" manifest:media-type="application/octet-stream"/>
  <manifest:file-entry manifest:full-path="ObjectReplacements/OleObj1" manifest:media-type=""/>
  <manifest:file-entry manifest:full-path="ObjectReplacements/OleObj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justify" style:justify-single-word="false"/>
      <style:text-properties style:use-window-font-color="true" style:font-name="Times new roman" fo:font-size="12pt" fo:font-weight="bold" fo:background-color="transparent" style:font-name-asian="Times new roman" style:font-name-complex="Times new roman"/>
    </style:style>
    <style:style style:name="P3" style:family="paragraph" style:parent-style-name="Standard">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line-height="100%" fo:text-align="center" style:justify-single-word="false"/>
      <style:text-properties style:use-window-font-color="true" style:font-name="Times new roman" fo:font-size="12pt" fo:font-weight="normal" fo:background-color="transparent" style:font-name-asian="Times new roman" style:font-name-complex="Times new roman"/>
    </style:style>
    <style:style style:name="P5"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6"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Times new roman" fo:font-size="12pt" fo:font-weight="bold" fo:background-color="transparent" loext:char-shading-value="0" style:font-name-asian="Times new roman" style:font-name-complex="Times new roman"/>
    </style:style>
    <style:style style:name="T2"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fr1" style:family="graphic" style:parent-style-name="OLE">
      <style:graphic-properties style:vertical-pos="top" style:vertical-rel="baseline" draw:ole-draw-aspect="1"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 algorítmo genético - GA</text:p>
      <text:p text:style-name="P2"><text:tab/></text:p>
      <text:p text:style-name="P1"><text:span text:style-name="T1"><text:tab/></text:span><text:span text:style-name="T2">O algoritmo foi divido em várias etapas, sendo elas: iniciação da população, crossover, mutação, e avaliação da população. As trê ultimas etpas são repetidas em um loop até que o número de iterações máximo seja atingido ou o crítério de busca seja <text:s/>alcançado.</text:span></text:p>
      <text:p text:style-name="P6"/>
      <text:p text:style-name="P3">Para este algoritmo, a população é representada por um vetor de inteiros sorteados aleatoriamente, cujo valor máximo depende da precisão escolhida.</text:p>
      <text:p text:style-name="P6"/>
      <text:p text:style-name="P3">No fim de cada iteração a população é avaliada e, para cada cromossomo é calculada uma aptidão, que será utilizada como parâmetro para ordenação da população, que resultará em uma lista em ordem decrescente de aptidão.</text:p>
      <text:p text:style-name="P6"/>
      <text:p text:style-name="P3">A aptidão de cada cromossomo é calculada convertendo os valores de cada cormossomo para a faixa de valores do problema. Em seguida, este valor é avaliada pela função objetivo ou função de avaliação, dando como resultado a aptidão do cromossomo. Esta aptidão dependerá do propósito do algoritmo. Neste prójeto o objetivo foi minimizar uma função qualquer, logo, quanto menor fosse o valor do cromossomo para a função de avaliação, mais apto ele seria.</text:p>
      <text:p text:style-name="P6"/>
      <text:p text:style-name="P3">O sorteio dos valores dos cromossomos para a população dependem da precisão. O valor máximo sorteado é igual a 2^p - 1, onde p é aprecisão usada na heurística do GA. <text:s/>Durante as etapas de crossover e mutação, o valor dos cromossomos é mantido no formato inteiro, tal como foram sorteado. Somente no momento de classificação e avaliação que so cromossomos são convertidos para o range adotado para problema.</text:p>
      <text:p text:style-name="P6"/>
      <text:p text:style-name="P1"><text:soft-page-break/><draw:frame draw:style-name="fr1" draw:name="1" text:anchor-type="as-char" svg:width="13.758cm" style:rel-width="scale" svg:height="13.97cm" style:rel-height="scale" draw:z-index="0"><draw:object-ole xlink:href="./OleObj1" xlink:type="simple" xlink:show="embed" xlink:actuate="onLoad"/><draw:image xlink:href="./ObjectReplacements/OleObj1"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Seleção da população</text:p>
      <text:p text:style-name="P6"/>
      <text:p text:style-name="P3"><text:tab/>Neste algoritmo, a divisião da população para o crossover, mutação e elitismo, ficou de finida como 80% da população efetuar crossover; 10% sofrem mutação e os outros 10% restantes caracterizarão o elitismo do algoritmo, fazendo parte da nova geração sem sofrer alteração alguma.</text:p>
      <text:p text:style-name="P3"><text:tab/></text:p>
      <text:p text:style-name="P3">Depois que a população e avaliada e classificada, a população é disposta em ordem descrescente de aptidão, levando em conta o prósito do algoritmo, de modo que os 10% mais aptos estarão no topo da lista e serão passados adiante para a proxima geração. Os próximos 80% da população serão sorteados aleatóriamente de dois em dois pares, para a realização do crossover, até completar os 80% da nova geração. Por fim, os ultimos 10% com pior desempenho sofrem, todos, mutação para então irem para a proxima geração, totalizando 100% da população.</text:p>
      <text:p text:style-name="P6"/>
      <text:p text:style-name="P2">Inicialização da população</text:p>
      <text:p text:style-name="P6"/>
      <text:p text:style-name="P3"><text:s/>A inicialização da população ocorre a partir da geração de tantos cromossomos quanto for o tamanho da população. Cada cromossomo é representado por um número inteiro cujo valor é escolhido randômicamente e cujo valor máximo depende da precisão escolhida para o algoritmo.</text:p>
      <text:p text:style-name="P6"/>
      <text:p text:style-name="P3"><text:tab/>Seja b o valor do cromossomo e p a precisão escolhida , seu valor sorteado será dado por:</text:p>
      <text:p text:style-name="P6"/>
      <text:p text:style-name="P4">b = rand() * pow(2,l)-1), </text:p>
      <text:p text:style-name="P6"/>
      <text:p text:style-name="P3">onde rand é uma função da linguagem C que retorna um valor inteiro aleatório.</text:p>
      <text:p text:style-name="P6"/>
      <text:p text:style-name="P2">Elitismo</text:p>
      <text:p text:style-name="P6"/>
      <text:p text:style-name="P3"><text:tab/>Ficou estabelecido que 10% da população mais apta seria conservada para a próxima geração. Sendo assim, este procediemto é feito somente selecioando os 10% mais aptos e efetuando as operações de crossover e mutação no restante da população.</text:p>
      <text:p text:style-name="P6"/>
      <text:p text:style-name="P2">Crossover</text:p>
      <text:p text:style-name="P6"/>
      <text:p text:style-name="P3">Nesta etapa do algoritmo ja temos a popululação normalizada, e com sua aptidão calculada e ordenada. O corossover é efetuado através do método da roleta de quatro pontos, na qual dois pares de cromossomos são sorteados ao mesmo tempo, de acordo com melhor aptidão para o problema de minimização.</text:p>
      <text:p text:style-name="P6"/>
      <text:p text:style-name="P3">O crossover é feito bit-a-bit, de modo a reduzir o custo computacional. Este procedimento é realizado escolhendo um ponto que divida a cadeia binária, que representa o cromossomo, que um inteiro, ao meio. O crossover é realizado trocando-se a primeira metada da cadeia binária de um cromossomo pela segunda metada da cadeia binária do outro. Dessa forma cada operação crossover resulta em dois idivíduos que irão fazerparte da próxima geração de indivíduos.</text:p>
      <text:p text:style-name="P6"/>
      <text:p text:style-name="P2">Mutação</text:p>
      <text:p text:style-name="P6"/>
      <text:p text:style-name="P3"><text:tab/>A mutação ocorre em 10% da população e ocorre pela alteração de um único bit, em uma posição aleatória na cadeia binária que representa o cromossomo, que é um inteiro.</text:p>
      <text:p text:style-name="P6"/>
      <text:p text:style-name="P6"/>
      <text:p text:style-name="P6"/>
      <text:p text:style-name="P6"/>
      <text:p text:style-name="P1"><text:soft-page-break/><text:span text:style-name="T1">Avaliação da população</text:span><text:span text:style-name="T2"> </text:span></text:p>
      <text:p text:style-name="P6"/>
      <text:p text:style-name="P3"><text:tab/>A avaliação da população cosiste de três etapas fundamentais. A primeira delas consiste em normalizar os valores da população para a faixa de valores do problema. </text:p>
      <text:p text:style-name="P6"/>
      <text:p text:style-name="P3">A coversão para o range do problema é feita por meio de uma interpolação através da seguinte equação:</text:p>
      <text:p text:style-name="P6"/>
      <text:p text:style-name="P4">valorNormalizado = minimo + (máximo – mínimo)*valorCromossomo / (2^ precisao -1)</text:p>
      <text:p text:style-name="P7"/>
      <text:p text:style-name="P3">Onde minímo e máximo são os limites de busca do domínio da função de avaliação que se quer minimizar. Logo que a população é normalizada, é calculada a aptidão do cromossomo por meio da função de avaliação.</text:p>
      <text:p text:style-name="P6"/>
      <text:p text:style-name="P3"><text:tab/>Existem dois vetores que representam a população. Um contem os valores dos cromossomos, do tipo inteiro e outro do tipo float, que guarda o valor da aptidão do cromossomo do índice correspondente.</text:p>
      <text:p text:style-name="P6"/>
      <text:p text:style-name="P3"><text:s/>Após o cálculo da aptidão, a população é ordenada em ordem decrescente, de modo que o cromossomo mais apto, que é o de menor valor, ficará no topo do vetor de ordenação e o menos aptido, ficará no fim do vetor. A ordenação toma como referencia a patidão da população, mas a ordenação ocorre também sobre o vetor da população em si, com os vaores inteiros.</text:p>
      <text:p text:style-name="P6"/>
      <text:p text:style-name="P6"/>
      <text:p text:style-name="P2">Resumo</text:p>
      <text:p text:style-name="P6"/>
      <text:p text:style-name="P3">Algoritmos Genéticos (AGs) podem ser caracterizados como um método de otimização ou um método de busca heurística que mapeia os estados de busca e uma população de “cromossomos” (string de bits por exemplo). A população evolui iterativamente até encontrar ou aproximar do alvo da busca. Sistemas baseados em AGs são amplamente utilizados em vários problemas práticos, porém, grande parte das soluções está associada a computadores de médio e grande porte. Assim, este projeto tem como meta principal o desenvolvimento de AGs em sistemas embarcados de baixo consumo, baixo custo e tamanho reduzido como Microcontroladores (MuC), Processadores Digitais de Sinais (DSP) e Microprocessadores (MuP) visando o desenvolvimento de soluções dedicadas para vários setores da indústria. Neste projeto, procurou-se encontrar tempos de respostas satisfatórios para a execução de algoritmos genéticos em sistemas embarcados, para depois avaliar a relação do consumo de energia dos sistemas que usam AG comparados com os mecanismos tradicionais de busca e otimização. A metodologia utilizada avaliou os tempos de execução de cada etapa do AG e a partir daí, procurar otimizar esses tempos a fim de se obter o melhor tempo global de execução. Todo o desenvolvimento foi realizado em linguagem C tendo como alvo um MuC de 8-bits da arquitetura ATMEGA do fabricante ATMEL. Finalmente, o processo de validação foi realizado em bancada com ajuda de um osciloscópio e outros dispositivos eletrônicos.</text:p>
      <text:p text:style-name="P6"/>
      <text:p text:style-name="P2">Abstract</text:p>
      <text:p text:style-name="P6"/>
      <text:p text:style-name="P6"/>
      <text:p text:style-name="P6"/>
      <text:p text:style-name="P2">Plataforma de hardware</text:p>
      <text:p text:style-name="P6"/>
      <text:p text:style-name="P2">Metodologia</text:p>
      <text:p text:style-name="P6"/>
      <text:p text:style-name="P5">O projeto visa o desenvolvimento AG em várias arquiteturas de sistemas embarcados. Para cada implementação será feita uma análise de desempenho u<text:line-break/><text:soft-page-break/>métricas conhecidas para medição de processamento e espaço em memória. Além das construções básicas serão feitos estudos de novas técnicas de imp<text:line-break/>otimizado o desempenho do AG. Abaixo segue uma lista com as principais implementações a serem desenvolvidas.<text:line-break/><text:line-break/>• AG em MCU de 8 bits <text:line-break/>• AG em MCU de 16 bits<text:line-break/>• AG em MuC de 32 bits<text:line-break/>• AG em DSP de 16 bits <text:line-break/>• AG em DSP de 32 bits</text:p>
      <text:p text:style-name="P6"/>
      <text:p text:style-name="P2">Resultados</text:p>
      <text:p text:style-name="P6"/>
      <text:p text:style-name="P3">A metodologia utilizada avaliou os tempos de execução de cada etapa do AG e a partir daí, procurar otimizar esses tempos a fim de se obter o melhor tempo global de execução. Todo o desenvolvimento foi realizado em linguagem C tendo como alvo um MuC de 8-bits da arquitetura ATMEGA do fabricante ATMEL. Foram medidos os tempos de execução do GA para diferentes tamanhos de cromossomos e com tamanhos variados de população. O processo de validação foi realizado em bancada com ajuda de um osciloscópio e outros dispositivos eletrônicos. Finalmente, é importante observar que o código já implementado em linguagem C poderá ser reaproveitado para outros tipos de processadores que serão também analisados.</text:p>
      <text:p text:style-name="P6"/>
      <text:p text:style-name="P2">Conclusão</text:p>
      <text:p text:style-name="P6"/>
      <text:p text:style-name="P3">O projeto investigou várias alternativas de otimização, adequação e desenvolvimento de Algoritmos Genéricos em Sistemas Embarcados de baixo consumo, baixo custo e tamanho reduzido como Microcontroladores. Todo o desenvolvimento foi realizado em linguagem C tendo como alvo um MuC de 8-bits da arquitetura ATMEGA do fabricante ATMEL. Foram medidos os tempos de execução do GA para diferentes tamanhos de cromossomos e com tamanhos variados de população. Os resultados obtidos mostram que há uma relação de quase linearidade entre o tamanho do cromossomo e o tempo de execução, para cada tamanho de população e que os tempos de processamento podem ser melhorados utilizando-se de técnicas de programação de baixo nível, como por exemplo operações bit a bit, nos métodos de crossover e mutação.</text:p>
      <text:p text:style-name="P3"/>
      <text:p text:style-name="P3"/>
      <text:p text:style-name="P1"><text:soft-page-break/><draw:frame draw:style-name="fr1" draw:name="2" text:anchor-type="as-char" svg:width="15.24cm" style:rel-width="scale" svg:height="9.948cm" style:rel-height="scale" draw:z-index="1"><draw:object-ole xlink:href="./OleObj2" xlink:type="simple" xlink:show="embed" xlink:actuate="onLoad"/><draw:image xlink:href="./ObjectReplacements/OleObj2" xlink:type="simple" xlink:show="embed" xlink:actuate="onLoad"/></draw:frame></text:p>
      <text:p text:style-name="P3"/>
      <text:p text:style-name="P3">Como pode ser visto no gráfico abaixo, há uma relação quase linear entre o tamanho do cromossomo e o tempo de execução do GA.</text:p>
      <text:p text:style-name="P6"/>
      <text:p text:style-name="P2">Discussão</text:p>
      <text:p text:style-name="P6"/>
      <text:p text:style-name="P3">Com base nos resultados obtidos serão feitas novas implementação em outros tipos e arquiteturas de hardware como DSP, PSOC entre outros.</text:p>
      <text:p text:style-name="P6"/>
      <text:p text:style-name="P2">Conclusão</text:p>
      <text:p text:style-name="P6"/>
      <text:p text:style-name="P2">Referêcias</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12T15:32:30.232644637</dc:date>
    <dc:creator>Randson </dc:creator>
    <meta:editing-duration>PT34S</meta:editing-duration>
    <meta:editing-cycles>1</meta:editing-cycles>
    <meta:document-statistic meta:table-count="0" meta:image-count="0" meta:object-count="2" meta:page-count="6" meta:paragraph-count="47" meta:word-count="1461" meta:character-count="8996" meta:non-whitespace-character-count="7558"/>
    <meta:generator>LibreOffice/4.3.3.2$Linux_X86_64 LibreOffice_project/430m0$Build-2</meta:generator>
  </office:meta>
</office:document-meta>
</file>